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09fe25" officeooo:paragraph-rsid="0009fe25"/>
    </style:style>
    <style:style style:name="P10" style:family="paragraph" style:parent-style-name="Standard">
      <style:text-properties officeooo:rsid="000bb9b0" officeooo:paragraph-rsid="000bb9b0"/>
    </style:style>
    <style:style style:name="P11" style:family="paragraph" style:parent-style-name="Standard">
      <style:text-properties officeooo:rsid="000c6e73" officeooo:paragraph-rsid="000c6e7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4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7" style:family="paragraph" style:parent-style-name="Standard">
      <style:text-properties officeooo:rsid="000d46ce" officeooo:paragraph-rsid="000d46ce"/>
    </style:style>
    <style:style style:name="P18" style:family="paragraph" style:parent-style-name="Standard">
      <style:text-properties officeooo:rsid="000f6a22" officeooo:paragraph-rsid="000f6a22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text-properties officeooo:rsid="0012873e" officeooo:paragraph-rsid="0012873e"/>
    </style:style>
    <style:style style:name="P22" style:family="paragraph" style:parent-style-name="Standard">
      <style:text-properties officeooo:rsid="00180df3" officeooo:paragraph-rsid="00180df3"/>
    </style:style>
    <style:style style:name="P23" style:family="paragraph" style:parent-style-name="Standard">
      <style:text-properties officeooo:rsid="00180df3" officeooo:paragraph-rsid="0019168c"/>
    </style:style>
    <style:style style:name="P24" style:family="paragraph" style:parent-style-name="Standard">
      <style:text-properties officeooo:rsid="00185f1c" officeooo:paragraph-rsid="00185f1c"/>
    </style:style>
    <style:style style:name="P25" style:family="paragraph" style:parent-style-name="Standard">
      <style:text-properties officeooo:rsid="00186d64" officeooo:paragraph-rsid="00186d64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96765" officeooo:paragraph-rsid="00196765"/>
    </style:style>
    <style:style style:name="P28" style:family="paragraph" style:parent-style-name="Standard">
      <style:text-properties officeooo:rsid="001d3108" officeooo:paragraph-rsid="001d3108"/>
    </style:style>
    <style:style style:name="P29" style:family="paragraph" style:parent-style-name="Standard">
      <style:text-properties officeooo:rsid="0020f88b" officeooo:paragraph-rsid="0020f88b"/>
    </style:style>
    <style:style style:name="P30" style:family="paragraph" style:parent-style-name="Standard" style:list-style-name="List_20_1">
      <style:paragraph-properties fo:text-align="start" style:justify-single-word="false"/>
    </style:style>
    <style:style style:name="P31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 style:list-style-name="List_20_1">
      <style:text-properties fo:font-size="10pt" style:font-size-asian="10pt" style:font-size-complex="10pt"/>
    </style:style>
    <style:style style:name="P33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34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35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8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39" style:family="paragraph" style:parent-style-name="Standard">
      <style:text-properties officeooo:rsid="0021ed50" officeooo:paragraph-rsid="0021ed50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6483" style:font-style-asian="italic" style:font-style-complex="italic"/>
    </style:style>
    <style:style style:name="T7" style:family="text">
      <style:text-properties fo:font-style="italic" officeooo:rsid="00186d64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a7e2f" style:font-size-asian="11pt" style:font-size-complex="11pt"/>
    </style:style>
    <style:style style:name="T12" style:family="text">
      <style:text-properties fo:font-size="11pt" officeooo:rsid="000bb9b0" style:font-size-asian="11pt" style:font-size-complex="11pt"/>
    </style:style>
    <style:style style:name="T13" style:family="text">
      <style:text-properties fo:font-size="11pt" officeooo:rsid="001ff5c0" style:font-size-asian="11pt" style:font-size-complex="11pt"/>
    </style:style>
    <style:style style:name="T14" style:family="text">
      <style:text-properties officeooo:rsid="000d46ce"/>
    </style:style>
    <style:style style:name="T15" style:family="text">
      <style:text-properties officeooo:rsid="000e6483"/>
    </style:style>
    <style:style style:name="T16" style:family="text">
      <style:text-properties officeooo:rsid="000f6a22"/>
    </style:style>
    <style:style style:name="T17" style:family="text">
      <style:text-properties officeooo:rsid="00180df3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96765" style:font-style-asian="normal" style:font-style-complex="normal"/>
    </style:style>
    <style:style style:name="T20" style:family="text">
      <style:text-properties fo:font-style="normal" officeooo:rsid="00186d64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ourier New1" fo:font-weight="bold" style:font-weight-asian="bold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19168c"/>
    </style:style>
    <style:style style:name="T29" style:family="text">
      <style:text-properties officeooo:rsid="001ee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9"><text:span text:style-name="T8">Erkle</text:span> is an event-driven IRC library for Python 3. <text:s/>Functions can be "hooked" to a specific event by using a function decorator named <text:span text:style-name="T2">hook</text:span>.</text:p>
      <text:h text:style-name="Heading_20_1" text:outline-level="1">Requirements</text:h>
      <text:p text:style-name="P18"><text:span text:style-name="T8">Erkle</text:span> uses, for the most part, only modules that are included by default with Python. To use SSL to connect to IRC servers, however, the <text:span text:style-name="T5">pyOpenSSL</text:span><text:span text:style-name="T5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18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ip install pyOpenSSL</text:p>
          </table:table-cell>
        </table:table-row>
      </table:table>
      <text:h text:style-name="Heading_20_2" text:outline-level="2">Example <text:span text:style-name="T16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0">from</text:span></text:span><text:span text:style-name="T10"> </text:span><text:span text:style-name="_5f_OOoComputerIdent"><text:span text:style-name="T10">erkle</text:span></text:span><text:span text:style-name="T10"> </text:span><text:span text:style-name="_5f_OOoComputerKeyWord"><text:span text:style-name="T10">import</text:span></text:span><text:span text:style-name="T10"> </text:span><text:span text:style-name="_5f_OOoComputerSpecial"><text:span text:style-name="T10">*</text:span></text:span></text:p>
            <text:p text:style-name="P6"/>
            <text:p text:style-name="P1"><text:span text:style-name="_5f_OOoComputerSpecial"><text:span text:style-name="T10">@</text:span></text:span><text:span text:style-name="_5f_OOoComputerIdent"><text:span text:style-name="T10">hook</text:span></text:span><text:span text:style-name="_5f_OOoComputerSpecial"><text:span text:style-name="T10">.</text:span></text:span><text:span text:style-name="_5f_OOoComputerIdent"><text:span text:style-name="T10">event</text:span></text:span><text:span text:style-name="_5f_OOoComputerSpecial"><text:span text:style-name="T10">(</text:span></text:span><text:span text:style-name="_5f_OOoComputerLiteral"><text:span text:style-name="T10">"welcome"</text:span></text:span><text:span text:style-name="_5f_OOoComputerSpecial"><text:span text:style-name="T10">)</text:span></text:span></text:p>
            <text:p text:style-name="P1"><text:span text:style-name="_5f_OOoComputerKeyWord"><text:span text:style-name="T10">def</text:span></text:span><text:span text:style-name="T10"> </text:span><text:span text:style-name="_5f_OOoComputerIdent"><text:span text:style-name="T10">welcome</text:span></text:span><text:span text:style-name="_5f_OOoComputerSpecial"><text:span text:style-name="T10">(</text:span></text:span><text:span text:style-name="_5f_OOoComputerIdent"><text:span text:style-name="T10">connection</text:span></text:span><text:span text:style-name="_5f_OOoComputerSpecial"><text:span text:style-name="T10">):</text:span></text:span></text:p>
            <text:p text:style-name="P1"><text:span text:style-name="T10"><text:s text:c="5"/></text:span><text:span text:style-name="_5f_OOoComputerIdent"><text:span text:style-name="T10">connection</text:span></text:span><text:span text:style-name="_5f_OOoComputerSpecial"><text:span text:style-name="T10">.</text:span></text:span><text:span text:style-name="_5f_OOoComputerIdent"><text:span text:style-name="T11">join</text:span></text:span><text:span text:style-name="_5f_OOoComputerSpecial"><text:span text:style-name="T10">(</text:span></text:span><text:span text:style-name="_5f_OOoComputerLiteral"><text:span text:style-name="T10">"#erklelib"</text:span></text:span><text:span text:style-name="_5f_OOoComputerSpecial"><text:span text:style-name="T10">)</text:span></text:span></text:p>
            <text:p text:style-name="P6"/>
            <text:p text:style-name="P1"><text:span text:style-name="_5f_OOoComputerSpecial"><text:span text:style-name="T10">@</text:span></text:span><text:span text:style-name="_5f_OOoComputerIdent"><text:span text:style-name="T10">hook</text:span></text:span><text:span text:style-name="_5f_OOoComputerSpecial"><text:span text:style-name="T10">.</text:span></text:span><text:span text:style-name="_5f_OOoComputerIdent"><text:span text:style-name="T10">event</text:span></text:span><text:span text:style-name="_5f_OOoComputerSpecial"><text:span text:style-name="T10">(</text:span></text:span><text:span text:style-name="_5f_OOoComputerLiteral"><text:span text:style-name="T10">"join"</text:span></text:span><text:span text:style-name="_5f_OOoComputerSpecial"><text:span text:style-name="T10">)</text:span></text:span></text:p>
            <text:p text:style-name="P1"><text:span text:style-name="_5f_OOoComputerKeyWord"><text:span text:style-name="T10">def</text:span></text:span><text:span text:style-name="T10"> </text:span><text:span text:style-name="_5f_OOoComputerIdent"><text:span text:style-name="T10">cjoin</text:span></text:span><text:span text:style-name="_5f_OOoComputerSpecial"><text:span text:style-name="T10">(</text:span></text:span><text:span text:style-name="_5f_OOoComputerIdent"><text:span text:style-name="T10">connection</text:span></text:span><text:span text:style-name="_5f_OOoComputerSpecial"><text:span text:style-name="T10">,</text:span></text:span><text:span text:style-name="_5f_OOoComputerIdent"><text:span text:style-name="T10">nickname</text:span></text:span><text:span text:style-name="_5f_OOoComputerSpecial"><text:span text:style-name="T10">,</text:span></text:span><text:span text:style-name="_5f_OOoComputerIdent"><text:span text:style-name="T10">host</text:span></text:span><text:span text:style-name="_5f_OOoComputerSpecial"><text:span text:style-name="T10">,</text:span></text:span><text:span text:style-name="_5f_OOoComputerIdent"><text:span text:style-name="T10">channel</text:span></text:span><text:span text:style-name="_5f_OOoComputerSpecial"><text:span text:style-name="T10">):</text:span></text:span></text:p>
            <text:p text:style-name="P1"><text:span text:style-name="T10"><text:s text:c="5"/></text:span><text:span text:style-name="_5f_OOoComputerIdent"><text:span text:style-name="T10">connection</text:span></text:span><text:span text:style-name="_5f_OOoComputerSpecial"><text:span text:style-name="T10">.</text:span></text:span><text:span text:style-name="_5f_OOoComputerIdent"><text:span text:style-name="T11">msg</text:span></text:span><text:span text:style-name="_5f_OOoComputerSpecial"><text:span text:style-name="T10">(</text:span></text:span><text:span text:style-name="_5f_OOoComputerIdent"><text:span text:style-name="T10">channel</text:span></text:span><text:span text:style-name="_5f_OOoComputerSpecial"><text:span text:style-name="T10">,</text:span></text:span><text:span text:style-name="_5f_OOoComputerLiteral"><text:span text:style-name="T10">"Hello world!"</text:span></text:span><text:span text:style-name="_5f_OOoComputerSpecial"><text:span text:style-name="T10">)</text:span></text:span></text:p>
            <text:p text:style-name="P1"><text:span text:style-name="T10"><text:s text:c="5"/></text:span><text:span text:style-name="_5f_OOoComputerIdent"><text:span text:style-name="T10">connection</text:span></text:span><text:span text:style-name="_5f_OOoComputerSpecial"><text:span text:style-name="T10">.</text:span></text:span><text:span text:style-name="_5f_OOoComputerIdent"><text:span text:style-name="T10">quit</text:span></text:span><text:span text:style-name="_5f_OOoComputerSpecial"><text:span text:style-name="T10">()</text:span></text:span></text:p>
            <text:p text:style-name="P1"><text:span text:style-name="_5f_OOoComputerSpecial"><text:span text:style-name="T10"/></text:span></text:p>
            <text:p text:style-name="P2"><text:span text:style-name="_5f_OOoComputerIdent"><text:span text:style-name="T12">bot</text:span></text:span><text:span text:style-name="_5f_OOoComputerSpecial"><text:span text:style-name="T12"> = </text:span></text:span><text:span text:style-name="_5f_OOoComputerIdent"><text:span text:style-name="T12">ErkleClient</text:span></text:span><text:span text:style-name="_5f_OOoComputerSpecial"><text:span text:style-name="T12">(</text:span></text:span><text:span text:style-name="_5f_OOoComputerLiteral"><text:span text:style-name="T12">"mybot"</text:span></text:span><text:span text:style-name="_5f_OOoComputerSpecial"><text:span text:style-name="T12">,</text:span></text:span><text:span text:style-name="_5f_OOoComputerLiteral"><text:span text:style-name="T12">"mybot"</text:span></text:span><text:span text:style-name="_5f_OOoComputerSpecial"><text:span text:style-name="T12">,</text:span></text:span><text:span text:style-name="_5f_OOoComputerLiteral"><text:span text:style-name="T12">"Erkle Bot"</text:span></text:span><text:span text:style-name="_5f_OOoComputerSpecial"><text:span text:style-name="T12">,</text:span></text:span><text:span text:style-name="_5f_OOoComputerLiteral"><text:span text:style-name="T12">"irc.efnet.org"</text:span></text:span><text:span text:style-name="_5f_OOoComputerSpecial"><text:span text:style-name="T12">,</text:span></text:span><text:span text:style-name="_5f_OOoComputerLiteral"><text:span text:style-name="T12">6667</text:span></text:span><text:span text:style-name="_5f_OOoComputerSpecial"><text:span text:style-name="T12">)</text:span></text:span></text:p>
            <text:p text:style-name="P2"><text:span text:style-name="_5f_OOoComputerIdent"><text:span text:style-name="T12">bot</text:span></text:span><text:span text:style-name="_5f_OOoComputerSpecial"><text:span text:style-name="T12">.</text:span></text:span><text:span text:style-name="_5f_OOoComputerIdent"><text:span text:style-name="T12">connect</text:span></text:span><text:span text:style-name="_5f_OOoComputerSpecial"><text:span text:style-name="T12">()</text:span></text:span></text:p>
          </table:table-cell>
        </table:table-row>
      </table:table>
      <text:h text:style-name="Heading_20_1" text:outline-level="1">ErkleClient</text:h>
      <text:p text:style-name="P11"><text:span text:style-name="T5">ErkleClient</text:span> is an object that creates and manages an IRC connection. <text:span text:style-name="T5">ErkleClient</text:span> <text:span text:style-name="T14">can take seven</text:span> arguments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rgument</text:p>
          </table:table-cell>
          <table:table-cell table:style-name="Table2.B1" office:value-type="string">
            <text:p text:style-name="P12">Type</text:p>
          </table:table-cell>
          <table:table-cell table:style-name="Table2.B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B2" office:value-type="string">
            <text:p text:style-name="P15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B2" office:value-type="string">
            <text:p text:style-name="P15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B2" office:value-type="string">
            <text:p text:style-name="P15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B2" office:value-type="string">
            <text:p text:style-name="P15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B2" office:value-type="string">
            <text:p text:style-name="P15">integer</text:p>
          </table:table-cell>
          <table:table-cell table:style-name="Table2.C6" office:value-type="string">
            <text:p text:style-name="Standard">Sets the port on the IRC server to connect to. <text:span text:style-name="T5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B2" office:value-type="string">
            <text:p text:style-name="P15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5">Default: empty string</text:span></text:p>
          </table:table-cell>
        </table:table-row>
        <table:table-row>
          <table:table-cell table:style-name="Table2.A8" office:value-type="string">
            <text:p text:style-name="P19">SSL</text:p>
          </table:table-cell>
          <table:table-cell table:style-name="Table2.B8" office:value-type="string">
            <text:p text:style-name="P15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5">Default: False</text:span></text:p>
          </table:table-cell>
        </table:table-row>
      </table:table>
      <text:p text:style-name="P11"><text:soft-page-break/></text:p>
      <text:p text:style-name="P17">Once the <text:span text:style-name="T5">ErkleClient</text:span> object is created, use the <text:span text:style-name="T2">connect()</text:span> function to cause the object to connect to the IRC server. <text:span text:style-name="T15">Once connected, </text:span><text:span text:style-name="T6">ErkleClient</text:span><text:span text:style-name="T15"> has 7 other methods that can be used to send messages or perform actions on the IRC server. Optional arguments are in italics: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Method</text:p>
          </table:table-cell>
          <table:table-cell table:style-name="Table3.A1" office:value-type="string">
            <text:p text:style-name="P12">Arguments</text:p>
          </table:table-cell>
          <table:table-cell table:style-name="Table3.C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6">None.</text:p>
          </table:table-cell>
          <table:table-cell table:style-name="Table3.C8" office:value-type="string">
            <text:p text:style-name="P21">Connects to the IRC server.</text:p>
          </table:table-cell>
        </table:table-row>
        <table:table-row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2520854487" text:style-name="List_20_1">
              <text:list-item>
                <text:p text:style-name="P30"><text:span text:style-name="T26">data</text:span><text:span text:style-name="T27"> (string)</text:span></text:p>
              </text:list-item>
            </text:list>
          </table:table-cell>
          <table:table-cell table:style-name="Table3.C8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192924740579195" text:continue-numbering="true" text:style-name="List_20_1">
              <text:list-item>
                <text:p text:style-name="P31"><text:span text:style-name="T4">target</text:span> (string)</text:p>
              </text:list-item>
              <text:list-item>
                <text:p text:style-name="P31"><text:span text:style-name="T4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192925032086664" text:continue-numbering="true" text:style-name="List_20_1">
              <text:list-item>
                <text:p text:style-name="P31"><text:span text:style-name="T4">target</text:span> (string)</text:p>
              </text:list-item>
              <text:list-item>
                <text:p text:style-name="P31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38">notice</text:p>
          </table:table-cell>
          <table:table-cell table:style-name="Table3.B2" office:value-type="string">
            <text:list xml:id="list192924924617884" text:continue-numbering="true" text:style-name="List_20_1">
              <text:list-item>
                <text:p text:style-name="P34"><text:span text:style-name="T4">target</text:span> (string)</text:p>
              </text:list-item>
              <text:list-item>
                <text:p text:style-name="P34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P39">Sends a notice to a user or channel.</text:p>
          </table:table-cell>
        </table:table-row>
        <table:table-row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192925584770621" text:continue-numbering="true" text:style-name="List_20_1">
              <text:list-item>
                <text:p text:style-name="P31"><text:span text:style-name="T4">channel</text:span> (string)</text:p>
              </text:list-item>
              <text:list-item>
                <text:p text:style-name="P31"><text:span text:style-name="T8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192924295009649" text:continue-numbering="true" text:style-name="List_20_1">
              <text:list-item>
                <text:p text:style-name="P31"><text:span text:style-name="T4">channel</text:span> (string)</text:p>
              </text:list-item>
              <text:list-item>
                <text:p text:style-name="P31"><text:span text:style-name="T8">reason</text:span> (string)</text:p>
              </text:list-item>
            </text:list>
          </table:table-cell>
          <table:table-cell table:style-name="Table3.C8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192924021752551" text:continue-numbering="true" text:style-name="List_20_1">
              <text:list-item>
                <text:p text:style-name="P31"><text:span text:style-name="T8">reason</text:span> (string)</text:p>
              </text:list-item>
            </text:list>
          </table:table-cell>
          <table:table-cell table:style-name="Table3.C9" office:value-type="string">
            <text:p text:style-name="Standard">Disconnects from the IRC server.</text:p>
          </table:table-cell>
        </table:table-row>
      </table:table>
      <text:h text:style-name="Heading_20_1" text:outline-level="1"><text:span text:style-name="T1">hook</text:span> Decorator</text:h>
      <text:p text:style-name="P28">Included with the <text:span text:style-name="T5">ErkleClient</text:span><text:span text:style-name="T18"> object is the </text:span><text:span text:style-name="T9">hook</text:span><text:span text:style-name="T23"> object. <text:s/>The </text:span><text:span text:style-name="T9">hook</text:span><text:span text:style-name="T23"> object is used to decorate</text:span><text:span text:style-name="T23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23"> functions that should be executed when specific events occur; this is called "hooking" an event. </text:span><text:span text:style-name="T9">hook</text:span><text:span text:style-name="T23"> exposes one method: </text:span><text:span text:style-name="T3">event</text:span><text:span text:style-name="T23">. To hook an event, pass the name of the event (as a string) as the only argument to </text:span><text:span text:style-name="T3">event</text:span><text:span text:style-name="T23"> method. For example, to hook an event named "connect", the decorator required would look like:</text:span></text:p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6"/>
      <text:p text:style-name="P29">Events can be hooked to an unlimited number of functions. Function hooks will be executed in the order in which they were hooked.</text:p>
      <text:p text:style-name="P10"/>
      <text:p text:style-name="P10">There are <text:span text:style-name="T29">16</text:span> IRC events that can be hooked. The hooked function can take a number of different arguments, depending on the event. The first (and sometimes only) argument passed to every hooked function is <text:span text:style-name="T2">connection</text:span>, which is the <text:span text:style-name="T5">Erkle</text:span><text:span text:style-name="T6">Client</text:span> object running the IRC connection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vent</text:p>
          </table:table-cell>
          <table:table-cell table:style-name="Table5.A1" office:value-type="string">
            <text:p text:style-name="P12">Arguments</text:p>
          </table:table-cell>
          <table:table-cell table:style-name="Table5.C1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3">connect</text:p>
          </table:table-cell>
          <table:table-cell table:style-name="Table5.B16" office:value-type="string">
            <text:list xml:id="list192925118571326" text:continue-numbering="true" text:style-name="List_20_1">
              <text:list-item>
                <text:p text:style-name="P35">ErkleClient object</text:p>
              </text:list-item>
            </text:list>
          </table:table-cell>
          <table:table-cell table:style-name="Table5.C16" office:value-type="string">
            <text:p text:style-name="P22">Triggered when the <text:span text:style-name="T5">ErkleClient</text:span><text:span text:style-name="T18"> object connects to IRC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motd</text:p>
          </table:table-cell>
          <table:table-cell table:style-name="Table5.B15" office:value-type="string">
            <text:list xml:id="list192924861246626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2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3">welcome</text:p>
          </table:table-cell>
          <table:table-cell table:style-name="Table5.B16" office:value-type="string">
            <text:list xml:id="list192924657569145" text:continue-numbering="true" text:style-name="List_20_1">
              <text:list-item>
                <text:p text:style-name="P35">ErkleClient object</text:p>
              </text:list-item>
            </text:list>
          </table:table-cell>
          <table:table-cell table:style-name="Table5.C16" office:value-type="string">
            <text:p text:style-name="P22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3">nick-taken</text:p>
          </table:table-cell>
          <table:table-cell table:style-name="Table5.B15" office:value-type="string">
            <text:list xml:id="list192925646121267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</text:list>
          </table:table-cell>
          <table:table-cell table:style-name="Table5.C15" office:value-type="string">
            <text:p text:style-name="P22">Triggered when the client's nickname is already taken during registration; <text:span text:style-name="T4">nickname</text:span><text:span text:style-name="T24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3">ping</text:p>
          </table:table-cell>
          <table:table-cell table:style-name="Table5.B16" office:value-type="string">
            <text:list xml:id="list192923891236799" text:continue-numbering="true" text:style-name="List_20_1">
              <text:list-item>
                <text:p text:style-name="P35">ErkleClient object</text:p>
              </text:list-item>
            </text:list>
          </table:table-cell>
          <table:table-cell table:style-name="Table5.C16" office:value-type="string">
            <text:p text:style-name="P23">Triggered when the <text:span text:style-name="T28">IRC </text:span>se<text:span text:style-name="T28">r</text:span>ver sends <text:span text:style-name="T5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3">join</text:p>
          </table:table-cell>
          <table:table-cell table:style-name="Table5.B15" office:value-type="string">
            <text:list xml:id="list192924347184158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host</text:span> (string)</text:p>
              </text:list-item>
              <text:list-item>
                <text:p text:style-name="P32"><text:span text:style-name="T4">channel</text:span> (string)</text:p>
              </text:list-item>
            </text:list>
          </table:table-cell>
          <table:table-cell table:style-name="Table5.C15" office:value-type="string">
            <text:p text:style-name="P22">Triggered whenever a user joins a channel the client is in. <text:span text:style-name="T4">nickname</text:span> contains the user's nickname, <text:span text:style-name="T4">host</text:span> contains the user's host, and <text:span text:style-name="T4">channel</text:span> contains the name of the channel joined. This event will trigger when the <text:span text:style-name="T5">ErkleClient</text:span><text:span text:style-name="T18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3">part</text:p>
          </table:table-cell>
          <table:table-cell table:style-name="Table5.B16" office:value-type="string">
            <text:list xml:id="list192924200677661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host</text:span> (string)</text:p>
              </text:list-item>
              <text:list-item>
                <text:p text:style-name="P32"><text:span text:style-name="T4">channel</text:span> (string)</text:p>
              </text:list-item>
              <text:list-item>
                <text:p text:style-name="P32"><text:span text:style-name="T4">reason</text:span> (string)</text:p>
              </text:list-item>
            </text:list>
          </table:table-cell>
          <table:table-cell table:style-name="Table5.C16" office:value-type="string">
            <text:p text:style-name="P22">Triggered whenever a user leaves a channel the client is in. <text:span text:style-name="T4">nickname</text:span> contains the nickname of the user, <text:span text:style-name="T4">host</text:span> contains the user's host, <text:span text:style-name="T4">channel</text:span> contains the name of the channel, and <text:span text:style-name="T4">reason</text:span> contains the reason why the user quit. If no reason has been provided, <text:span text:style-name="T4">reason</text:span> will be set to <text:span text:style-name="T25">None</text:span>.</text:p>
          </table:table-cell>
        </table:table-row>
        <table:table-row table:style-name="Table5.1">
          <table:table-cell table:style-name="Table5.A2" office:value-type="string">
            <text:p text:style-name="P13">quit</text:p>
          </table:table-cell>
          <table:table-cell table:style-name="Table5.B15" office:value-type="string">
            <text:list xml:id="list192924969861904" text:continue-numbering="true" text:style-name="List_20_1">
              <text:list-item>
                <text:p text:style-name="P35">ErkleClient object</text:p>
              </text:list-item>
              <text:list-item>
                <text:p text:style-name="P33"><text:span text:style-name="T4">nickname</text:span> (string)</text:p>
              </text:list-item>
              <text:list-item>
                <text:p text:style-name="P33"><text:span text:style-name="T4">host</text:span> (string)</text:p>
              </text:list-item>
              <text:list-item>
                <text:p text:style-name="P32"><text:span text:style-name="T4">reason</text:span> <text:span text:style-name="T17">(string)</text:span></text:p>
              </text:list-item>
            </text:list>
          </table:table-cell>
          <table:table-cell table:style-name="Table5.C15" office:value-type="string">
            <text:p text:style-name="P22">Triggered when a user quits the IRC server. <text:span text:style-name="T4">nickname</text:span> contains the user's nickname, <text:span text:style-name="T4">host</text:span> contains the user's host, and <text:span text:style-name="T4">reason</text:span> contains the reason why the user quit. If no reason has been provided, <text:span text:style-name="T4">reason</text:span> will be set to <text:span text:style-name="T25">None</text:span>.</text:p>
          </table:table-cell>
        </table:table-row>
        <table:table-row table:style-name="Table5.1">
          <table:table-cell table:style-name="Table5.A2" office:value-type="string">
            <text:p text:style-name="P13">nick</text:p>
          </table:table-cell>
          <table:table-cell table:style-name="Table5.B16" office:value-type="string">
            <text:list xml:id="list192925367590116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host</text:span> (string)</text:p>
              </text:list-item>
              <text:list-item>
                <text:p text:style-name="P32"><text:span text:style-name="T4">new_nickname</text:span> (string)</text:p>
              </text:list-item>
            </text:list>
          </table:table-cell>
          <table:table-cell table:style-name="Table5.C16" office:value-type="string">
            <text:p text:style-name="P24">Triggered when a user changes their nickname. <text:span text:style-name="T4">nickname</text:span> contains the user's original nickname, <text:span text:style-name="T4">host</text:span> contains the user's host, and <text:span text:style-name="T4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3">names</text:p>
          </table:table-cell>
          <table:table-cell table:style-name="Table5.B15" office:value-type="string">
            <text:list xml:id="list192924495575632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channel</text:span> (string)</text:p>
              </text:list-item>
              <text:list-item>
                <text:p text:style-name="P32"><text:span text:style-name="T4">users</text:span> (list)</text:p>
              </text:list-item>
            </text:list>
          </table:table-cell>
          <table:table-cell table:style-name="Table5.C15" office:value-type="string">
            <text:p text:style-name="P25">Triggered when <text:span text:style-name="T5">ErkleClient</text:span><text:span text:style-name="T18"> generates a list of users in a specific channel. This list will be regenerated every time a user changes their nick, quits IRC, or leaves a channel. </text:span><text:span text:style-name="T21">channel</text:span><text:span text:style-name="T18"> contains the name of the channel, and </text:span><text:span text:style-name="T21">users</text:span><text:span text:style-name="T18"> contains a list of users in that channel.</text:span></text:p>
          </table:table-cell>
        </table:table-row>
        <table:table-row table:style-name="Table5.1">
          <table:table-cell table:style-name="Table5.A2" office:value-type="string">
            <text:p text:style-name="P13">public</text:p>
          </table:table-cell>
          <table:table-cell table:style-name="Table5.B16" office:value-type="string">
            <text:list xml:id="list192925452744174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host</text:span> (string)</text:p>
              </text:list-item>
              <text:list-item>
                <text:p text:style-name="P32"><text:span text:style-name="T4">channel</text:span> (string)</text:p>
              </text:list-item>
              <text:list-item>
                <text:p text:style-name="P32"><text:span text:style-name="T4">message</text:span> (string)</text:p>
              </text:list-item>
            </text:list>
          </table:table-cell>
          <table:table-cell table:style-name="Table5.C16" office:value-type="string">
            <text:p text:style-name="P26">Triggered when <text:span text:style-name="T5">ErkleClient</text:span><text:span text:style-name="T18"> </text:span><text:span text:style-name="T19">receives a public message. </text:span><text:span text:style-name="T22">nickname</text:span><text:span text:style-name="T19"> contains the sender's nickname, </text:span><text:span text:style-name="T22">host</text:span><text:span text:style-name="T19"> contains the sender's host, </text:span><text:span text:style-name="T22">channel</text:span><text:span text:style-name="T19"> contains the name of the channel the message was sent to, and </text:span><text:span text:style-name="T22">message</text:span><text:span text:style-name="T1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private</text:p>
          </table:table-cell>
          <table:table-cell table:style-name="Table5.B15" office:value-type="string">
            <text:list xml:id="list192924612271509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host</text:span> (string)</text:p>
              </text:list-item>
              <text:list-item>
                <text:p text:style-name="P32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5">ErkleClient</text:span><text:span text:style-name="T18"> </text:span><text:span text:style-name="T19">receives a private message. </text:span><text:span text:style-name="T22">nickname</text:span><text:span text:style-name="T19"> contains the sender's nickname, </text:span><text:span text:style-name="T22">host</text:span><text:span text:style-name="T19"> contains the sender's host, and </text:span><text:span text:style-name="T22">message</text:span><text:span text:style-name="T19"> contains the message contents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notice</text:p>
          </table:table-cell>
          <table:table-cell table:style-name="Table5.B16" office:value-type="string">
            <text:list xml:id="list192925449280740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sender</text:span> (string)</text:p>
              </text:list-item>
              <text:list-item>
                <text:p text:style-name="P32"><text:span text:style-name="T4">message</text:span> (string)</text:p>
              </text:list-item>
            </text:list>
          </table:table-cell>
          <table:table-cell table:style-name="Table5.C16" office:value-type="string">
            <text:p text:style-name="P26">Triggered when <text:span text:style-name="T5">ErkleClient</text:span><text:span text:style-name="T18"> </text:span><text:span text:style-name="T19">receives a notice message. </text:span><text:span text:style-name="T22">sender</text:span><text:span text:style-name="T19"> contains the nickname of the sender, and </text:span><text:span text:style-name="T22">message</text:span><text:span text:style-name="T1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ction</text:p>
          </table:table-cell>
          <table:table-cell table:style-name="Table5.B15" office:value-type="string">
            <text:list xml:id="list192924642762550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host</text:span> (string)</text:p>
              </text:list-item>
              <text:list-item>
                <text:p text:style-name="P32"><text:span text:style-name="T4">target</text:span> (string)</text:p>
              </text:list-item>
              <text:list-item>
                <text:p text:style-name="P32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5">ErkleClient</text:span><text:span text:style-name="T18"> </text:span><text:span text:style-name="T19">receives a CTCP action message. </text:span><text:span text:style-name="T22">nickname</text:span><text:span text:style-name="T19"> contains the sender's nickname, </text:span><text:span text:style-name="T22">host</text:span><text:span text:style-name="T19"> contains the sender's host, </text:span><text:span text:style-name="T22">target</text:span><text:span text:style-name="T19"> contains the name of the channel or username the message was sent to, and </text:span><text:span text:style-name="T22">message</text:span><text:span text:style-name="T1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way</text:p>
          </table:table-cell>
          <table:table-cell table:style-name="Table5.B16" office:value-type="string">
            <text:list xml:id="list192924116001750" text:continue-numbering="true" text:style-name="List_20_1">
              <text:list-item>
                <text:p text:style-name="P35">ErkleClient object</text:p>
              </text:list-item>
              <text:list-item>
                <text:p text:style-name="P32"><text:span text:style-name="T4">nickname</text:span> (string)</text:p>
              </text:list-item>
              <text:list-item>
                <text:p text:style-name="P32"><text:span text:style-name="T4">reason</text:span> (string)</text:p>
              </text:list-item>
            </text:list>
          </table:table-cell>
          <table:table-cell table:style-name="Table5.C16" office:value-type="string">
            <text:p text:style-name="P27">Triggered when <text:span text:style-name="T7">ErkleClient</text:span><text:span text:style-name="T20"> </text:span><text:span text:style-name="T18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3">back</text:p>
          </table:table-cell>
          <table:table-cell table:style-name="Table5.B17" office:value-type="string">
            <text:list xml:id="list192923985950376" text:continue-numbering="true" text:style-name="List_20_1">
              <text:list-item>
                <text:p text:style-name="P35">ErkleClient object</text:p>
              </text:list-item>
            </text:list>
          </table:table-cell>
          <table:table-cell table:style-name="Table5.C17" office:value-type="string">
            <text:p text:style-name="P27">Triggered when <text:span text:style-name="T5">ErkleClient</text:span><text:span text:style-name="T18"> unsets itself as "away".</text:span></text:p>
          </table:table-cell>
        </table:table-row>
      </table:table>
      <text:p text:style-name="P10"/>
      <text:p text:style-name="P14">ErkleClient<text:span text:style-name="T18">'s </text:span><text:span text:style-name="T3">connect()</text:span><text:span text:style-name="T18"> is a blocking function, so hooked functions should be declared </text:span>before<text:span text:style-name="T18"> </text:span><text:span text:style-name="T3">connect()</text:span><text:span text:style-name="T18"> is called.</text:span></text:p>
      <text:h text:style-name="Heading_20_1" text:outline-level="1">Examples</text:h>
      <text:h text:style-name="Heading_20_2" text:outline-level="2">Greeter Bot</text:h>
      <text:p text:style-name="P37">Here's an example bot that connect to an IRC server, join a channel, and greet everyone who joins that channel by name:</text:p>
      <text:p text:style-name="P37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0">from</text:span></text:span><text:span text:style-name="T10"> </text:span><text:span text:style-name="_5f_OOoComputerIdent"><text:span text:style-name="T10">erkle</text:span></text:span><text:span text:style-name="T10"> </text:span><text:span text:style-name="_5f_OOoComputerKeyWord"><text:span text:style-name="T10">import</text:span></text:span><text:span text:style-name="T10"> </text:span><text:span text:style-name="_5f_OOoComputerSpecial"><text:span text:style-name="T10">*</text:span></text:span></text:p>
            <text:p text:style-name="P7"/>
            <text:p text:style-name="P5"><text:span text:style-name="_5f_OOoComputerIdent"><text:span text:style-name="T10">SERVER</text:span></text:span><text:span text:style-name="T10"> </text:span><text:span text:style-name="_5f_OOoComputerSpecial"><text:span text:style-name="T10">=</text:span></text:span><text:span text:style-name="T10"> </text:span><text:span text:style-name="_5f_OOoComputerLiteral"><text:span text:style-name="T10">"irc.efnet.org"</text:span></text:span></text:p>
            <text:p text:style-name="P5"><text:span text:style-name="_5f_OOoComputerIdent"><text:span text:style-name="T10">PORT</text:span></text:span><text:span text:style-name="T10"> </text:span><text:span text:style-name="_5f_OOoComputerSpecial"><text:span text:style-name="T10">=</text:span></text:span><text:span text:style-name="T10"> </text:span><text:span text:style-name="_5f_OOoComputerLiteral"><text:span text:style-name="T10">6667</text:span></text:span></text:p>
            <text:p text:style-name="P5"><text:span text:style-name="_5f_OOoComputerIdent"><text:span text:style-name="T10">CHANNEL</text:span></text:span><text:span text:style-name="T10"> </text:span><text:span text:style-name="_5f_OOoComputerSpecial"><text:span text:style-name="T10">=</text:span></text:span><text:span text:style-name="T10"> </text:span><text:span text:style-name="_5f_OOoComputerLiteral"><text:span text:style-name="T10">"#erklebot"</text:span></text:span></text:p>
            <text:p text:style-name="P7"/>
            <text:p text:style-name="P5"><text:span text:style-name="_5f_OOoComputerSpecial"><text:span text:style-name="T10">@</text:span></text:span><text:span text:style-name="_5f_OOoComputerIdent"><text:span text:style-name="T10">hook</text:span></text:span><text:span text:style-name="_5f_OOoComputerSpecial"><text:span text:style-name="T10">.</text:span></text:span><text:span text:style-name="_5f_OOoComputerIdent"><text:span text:style-name="T10">event</text:span></text:span><text:span text:style-name="_5f_OOoComputerSpecial"><text:span text:style-name="T10">(</text:span></text:span><text:span text:style-name="_5f_OOoComputerLiteral"><text:span text:style-name="T10">"welcome"</text:span></text:span><text:span text:style-name="_5f_OOoComputerSpecial"><text:span text:style-name="T10">)</text:span></text:span></text:p>
            <text:p text:style-name="P5"><text:span text:style-name="_5f_OOoComputerKeyWord"><text:span text:style-name="T10">def</text:span></text:span><text:span text:style-name="T10"> </text:span><text:span text:style-name="_5f_OOoComputerIdent"><text:span text:style-name="T10">welcomed</text:span></text:span><text:span text:style-name="_5f_OOoComputerSpecial"><text:span text:style-name="T10">(</text:span></text:span><text:span text:style-name="_5f_OOoComputerIdent"><text:span text:style-name="T10">connection</text:span></text:span><text:span text:style-name="_5f_OOoComputerSpecial"><text:span text:style-name="T10">):</text:span></text:span></text:p>
            <text:p text:style-name="P5"><text:span text:style-name="T10"><text:s text:c="5"/></text:span><text:span text:style-name="_5f_OOoComputerIdent"><text:span text:style-name="T10">connection</text:span></text:span><text:span text:style-name="_5f_OOoComputerSpecial"><text:span text:style-name="T10">.</text:span></text:span><text:span text:style-name="_5f_OOoComputerIdent"><text:span text:style-name="T10">join</text:span></text:span><text:span text:style-name="_5f_OOoComputerSpecial"><text:span text:style-name="T10">(</text:span></text:span><text:span text:style-name="_5f_OOoComputerIdent"><text:span text:style-name="T10">CHANNEL</text:span></text:span><text:span text:style-name="_5f_OOoComputerSpecial"><text:span text:style-name="T10">)</text:span></text:span></text:p>
            <text:p text:style-name="P7"/>
            <text:p text:style-name="P5"><text:span text:style-name="_5f_OOoComputerSpecial"><text:span text:style-name="T10">@</text:span></text:span><text:span text:style-name="_5f_OOoComputerIdent"><text:span text:style-name="T10">hook</text:span></text:span><text:span text:style-name="_5f_OOoComputerSpecial"><text:span text:style-name="T10">.</text:span></text:span><text:span text:style-name="_5f_OOoComputerIdent"><text:span text:style-name="T10">event</text:span></text:span><text:span text:style-name="_5f_OOoComputerSpecial"><text:span text:style-name="T10">(</text:span></text:span><text:span text:style-name="_5f_OOoComputerLiteral"><text:span text:style-name="T10">"join"</text:span></text:span><text:span text:style-name="_5f_OOoComputerSpecial"><text:span text:style-name="T10">)</text:span></text:span></text:p>
            <text:p text:style-name="P5"><text:span text:style-name="_5f_OOoComputerKeyWord"><text:span text:style-name="T10">def</text:span></text:span><text:span text:style-name="T10"> </text:span><text:span text:style-name="_5f_OOoComputerIdent"><text:span text:style-name="T10">joined</text:span></text:span><text:span text:style-name="_5f_OOoComputerSpecial"><text:span text:style-name="T10">(</text:span></text:span><text:span text:style-name="_5f_OOoComputerIdent"><text:span text:style-name="T10">connection</text:span></text:span><text:span text:style-name="_5f_OOoComputerSpecial"><text:span text:style-name="T10">,</text:span></text:span><text:span text:style-name="_5f_OOoComputerIdent"><text:span text:style-name="T10">nickname</text:span></text:span><text:span text:style-name="_5f_OOoComputerSpecial"><text:span text:style-name="T10">,</text:span></text:span><text:span text:style-name="_5f_OOoComputerIdent"><text:span text:style-name="T10">host</text:span></text:span><text:span text:style-name="_5f_OOoComputerSpecial"><text:span text:style-name="T10">,</text:span></text:span><text:span text:style-name="_5f_OOoComputerIdent"><text:span text:style-name="T10">channel</text:span></text:span><text:span text:style-name="_5f_OOoComputerSpecial"><text:span text:style-name="T10">):</text:span></text:span></text:p>
            <text:p text:style-name="P5"><text:span text:style-name="T10"><text:s text:c="5"/></text:span><text:span text:style-name="_5f_OOoComputerIdent"><text:span text:style-name="T10">connection</text:span></text:span><text:span text:style-name="_5f_OOoComputerSpecial"><text:span text:style-name="T10">.</text:span></text:span><text:span text:style-name="_5f_OOoComputerIdent"><text:span text:style-name="T10">msg</text:span></text:span><text:span text:style-name="_5f_OOoComputerSpecial"><text:span text:style-name="T10">(</text:span></text:span><text:span text:style-name="_5f_OOoComputerLiteral"><text:span text:style-name="T10">"Welcome to "</text:span></text:span><text:span text:style-name="_5f_OOoComputerSpecial"><text:span text:style-name="T10">+</text:span></text:span><text:span text:style-name="_5f_OOoComputerIdent"><text:span text:style-name="T10">CHANNEL</text:span></text:span><text:span text:style-name="_5f_OOoComputerSpecial"><text:span text:style-name="T10">+</text:span></text:span><text:span text:style-name="_5f_OOoComputerLiteral"><text:span text:style-name="T10">", "</text:span></text:span><text:span text:style-name="_5f_OOoComputerSpecial"><text:span text:style-name="T10">+</text:span></text:span><text:span text:style-name="_5f_OOoComputerIdent"><text:span text:style-name="T10">nickname</text:span></text:span><text:span text:style-name="_5f_OOoComputerSpecial"><text:span text:style-name="T10">+</text:span></text:span><text:span text:style-name="_5f_OOoComputerLiteral"><text:span text:style-name="T10">"!"</text:span></text:span><text:span text:style-name="_5f_OOoComputerSpecial"><text:span text:style-name="T10">)</text:span></text:span></text:p>
            <text:p text:style-name="P7"/>
            <text:p text:style-name="P3"><text:span text:style-name="_5f_OOoComputerIdent"><text:span text:style-name="T12">bot</text:span></text:span><text:span text:style-name="_5f_OOoComputerSpecial"><text:span text:style-name="T12"> = </text:span></text:span><text:span text:style-name="_5f_OOoComputerIdent"><text:span text:style-name="T12">ErkleClient</text:span></text:span><text:span text:style-name="_5f_OOoComputerSpecial"><text:span text:style-name="T12">(</text:span></text:span><text:span text:style-name="_5f_OOoComputerLiteral"><text:span text:style-name="T12">"</text:span></text:span><text:span text:style-name="_5f_OOoComputerLiteral"><text:span text:style-name="T13">greetbot</text:span></text:span><text:span text:style-name="_5f_OOoComputerLiteral"><text:span text:style-name="T12">"</text:span></text:span><text:span text:style-name="_5f_OOoComputerSpecial"><text:span text:style-name="T12">,</text:span></text:span><text:span text:style-name="_5f_OOoComputerLiteral"><text:span text:style-name="T12">"</text:span></text:span><text:span text:style-name="_5f_OOoComputerLiteral"><text:span text:style-name="T13">greetbot</text:span></text:span><text:span text:style-name="_5f_OOoComputerLiteral"><text:span text:style-name="T12">"</text:span></text:span><text:span text:style-name="_5f_OOoComputerSpecial"><text:span text:style-name="T12">,</text:span></text:span><text:span text:style-name="_5f_OOoComputerLiteral"><text:span text:style-name="T12">"Erkle Bot"</text:span></text:span><text:span text:style-name="_5f_OOoComputerSpecial"><text:span text:style-name="T12">,</text:span></text:span><text:span text:style-name="_5f_OOoComputerIdent"><text:span text:style-name="T13">SERVER</text:span></text:span><text:span text:style-name="_5f_OOoComputerSpecial"><text:span text:style-name="T12">,</text:span></text:span><text:span text:style-name="_5f_OOoComputerIdent"><text:span text:style-name="T13">PORT</text:span></text:span><text:span text:style-name="_5f_OOoComputerSpecial"><text:span text:style-name="T12">)</text:span></text:span></text:p>
            <text:p text:style-name="P3"><text:span text:style-name="_5f_OOoComputerIdent"><text:span text:style-name="T12">bot</text:span></text:span><text:span text:style-name="_5f_OOoComputerSpecial"><text:span text:style-name="T12">.</text:span></text:span><text:span text:style-name="_5f_OOoComputerIdent"><text:span text:style-name="T12">connect</text:span></text:span><text:span text:style-name="_5f_OOoComputerSpecial"><text:span text:style-name="T12">()</text:span></text:span></text:p>
          </table:table-cell>
        </table:table-row>
      </table:table>
      <text:p text:style-name="P37"/>
      <text:p text:style-name="P37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1T19:29:23.250000000</dc:date>
    <meta:editing-duration>PT1H41M12S</meta:editing-duration>
    <meta:editing-cycles>24</meta:editing-cycles>
    <meta:generator>LibreOffice/6.2.0.3$Windows_X86_64 LibreOffice_project/98c6a8a1c6c7b144ce3cc729e34964b47ce25d62</meta:generator>
    <meta:document-statistic meta:table-count="7" meta:image-count="0" meta:object-count="0" meta:page-count="4" meta:paragraph-count="182" meta:word-count="1132" meta:character-count="7228" meta:non-whitespace-character-count="6309"/>
  </office:meta>
</office:document-meta>
</file>